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KeyPair.getPriv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KeyPair.KeyPair( java . security . PublicKey var0 , java . security . PrivateKey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KeyPair.getPubl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